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85be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1485b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1513a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paragraph-rsid="001485b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paragraph-rsid="001513a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1485b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513a8" style:font-size-asian="10.5pt" style:font-weight-asian="normal" style:font-size-complex="12pt" style:font-weight-complex="normal"/>
    </style:style>
    <style:style style:name="P8" style:family="paragraph" style:parent-style-name="Header">
      <style:text-properties fo:font-size="12pt" fo:font-weight="bold" officeooo:paragraph-rsid="001485be" style:font-size-asian="12pt" style:font-weight-asian="bold" style:font-size-complex="12pt" style:font-weight-complex="bold"/>
    </style:style>
    <style:style style:name="T1" style:family="text">
      <style:text-properties officeooo:rsid="001485be"/>
    </style:style>
    <style:style style:name="T2" style:family="text">
      <style:text-properties fo:font-size="12pt" officeooo:rsid="001485be" style:font-size-asian="10.5pt" style:font-size-complex="12pt"/>
    </style:style>
    <style:style style:name="T3" style:family="text">
      <style:text-properties fo:font-weight="normal" officeooo:rsid="001485be" style:font-weight-asian="normal" style:font-weight-complex="normal"/>
    </style:style>
    <style:style style:name="T4" style:family="text">
      <style:text-properties fo:font-weight="normal" officeooo:rsid="001513a8" style:font-weight-asian="normal" style:font-weight-complex="normal"/>
    </style:style>
    <style:style style:name="T5" style:family="text">
      <style:text-properties officeooo:rsid="001513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est 1.1:</text:span></text:p>
      <text:p text:style-name="P1"><text:span text:style-name="T2">braden@BradensVAIO: ~/$ java FileFinder ~/Desktop/ %.pdf</text:span></text:p>
      <text:p text:style-name="P2"><text:span text:style-name="T1">Number of Results: 8</text:span></text:p>
      <text:p text:style-name="P2"><text:span text:style-name="T1"></text:span></text:p>
      <text:p text:style-name="P2"><text:span text:style-name="T1">paper_review_lab3_cs580Spring2013.pdf</text:span></text:p>
      <text:p text:style-name="P2"><text:span text:style-name="T1">paper_review_lab1_cs580Spring2013.pdf</text:span></text:p>
      <text:p text:style-name="P2"><text:span text:style-name="T1">annotated_bibliography_paper.pdf</text:span></text:p>
      <text:p text:style-name="P2"><text:span text:style-name="T1">On-Line Evolutionary Computation.pdf</text:span></text:p>
      <text:p text:style-name="P2"><text:span text:style-name="T1">Eye on the Prize Evolutionary Computing.pdf</text:span></text:p>
      <text:p text:style-name="P2"><text:span text:style-name="T1">Autononomous Vehicle Unmanaged Intersections.pdf</text:span></text:p>
      <text:p text:style-name="P2"><text:span text:style-name="T1">Autononomous Vehicle Failure at Intersections.pdf</text:span></text:p>
      <text:p text:style-name="P2"><text:span text:style-name="T1">1098t-2012.pdf</text:span></text:p>
      <text:p text:style-name="P2"><text:span text:style-name="T1"/></text:p>
      <text:p text:style-name="P4"><text:span text:style-name="T1">Verification 1.1:</text:span></text:p>
      <text:p text:style-name="P2"><text:span text:style-name="T1">braden@BradensVAIO: ~/$ find . -name \*.pdf</text:span></text:p>
      <text:p text:style-name="P2"><text:span text:style-name="T1">./CS580/Lab3/paper_review_lab3_cs580Spring2013.pdf</text:span></text:p>
      <text:p text:style-name="P2"><text:span text:style-name="T1">./CS580/Lab1/paper_review_lab1_cs580Spring2013.pdf</text:span></text:p>
      <text:p text:style-name="P2"><text:span text:style-name="T1">./CS580/Lab2/annotated_bibliography_paper.pdf</text:span></text:p>
      <text:p text:style-name="P2"><text:span text:style-name="T1">./CS580/Lab2/Articles/On-Line Evolutionary Computation.pdf</text:span></text:p>
      <text:p text:style-name="P2"><text:span text:style-name="T1">./CS580/Lab2/Articles/Eye on the Prize Evolutionary Computing.pdf</text:span></text:p>
      <text:p text:style-name="P2"><text:span text:style-name="T1">./CS580/Lab2/Articles/Autononomous Vehicle Unmanaged Intersections.pdf</text:span></text:p>
      <text:p text:style-name="P2"><text:span text:style-name="T1">./CS580/Lab2/Articles/Autononomous Vehicle Failure at Intersections.pdf</text:span></text:p>
      <text:p text:style-name="P2"><text:span text:style-name="T1">./1098t-2012.pdf</text:span></text:p>
      <text:p text:style-name="P2"><text:span text:style-name="T1"/></text:p>
      <text:p text:style-name="P2"><text:span text:style-name="T1"/></text:p>
      <text:p text:style-name="P4"><text:span text:style-name="T1">Test 1.2:</text:span></text:p>
      <text:p text:style-name="P2"><text:span text:style-name="T1">braden@BradensVAIO: ~/$ </text:span><text:span text:style-name="T3">java FileFinder ~/Desktop/ %.out</text:span></text:p>
      <text:p text:style-name="P6"><text:span text:style-name="T1">Number of Results: 4</text:span></text:p>
      <text:p text:style-name="P6"><text:span text:style-name="T1"></text:span></text:p>
      <text:p text:style-name="P6"><text:span text:style-name="T1">Bench1_FirstNames_Results.out</text:span></text:p>
      <text:p text:style-name="P6"><text:span text:style-name="T1">Bench2_PhoneNumbers_Results.out</text:span></text:p>
      <text:p text:style-name="P6"><text:span text:style-name="T1">Bench1_PhoneNumbers_Results.out</text:span></text:p>
      <text:p text:style-name="P6"><text:span text:style-name="T1">Bench2_FirstNames_Results.out</text:span></text:p>
      <text:p text:style-name="P2"><text:span text:style-name="T1"/></text:p>
      <text:p text:style-name="P4"><text:span text:style-name="T1">Verification 1.2</text:span></text:p>
      <text:p text:style-name="P4"><text:span text:style-name="T3">braden@BradensVAIO: ~/$ find . -name \*.out</text:span></text:p>
      <text:p text:style-name="P6"><text:span text:style-name="T1">./Bench1_FirstNames_Results.out</text:span></text:p>
      <text:p text:style-name="P6"><text:span text:style-name="T1">./Bench2_PhoneNumbers_Results.out</text:span></text:p>
      <text:p text:style-name="P6"><text:span text:style-name="T1">./Bench1_PhoneNumbers_Results.out</text:span></text:p>
      <text:p text:style-name="P6"><text:span text:style-name="T1">./Bench2_FirstNames_Results.out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Test 2.1:</text:span></text:p>
      <text:p text:style-name="P2"><text:span text:style-name="T1">braden@BradensVAIO: ~/$ java FileFinder ~/College/Freshman/ %.pdf</text:span></text:p>
      <text:p text:style-name="P2"><text:span text:style-name="T1">Number of Results: 2</text:span></text:p>
      <text:p text:style-name="P2"><text:span text:style-name="T1"></text:span></text:p>
      <text:p text:style-name="P2"><text:span text:style-name="T1">technotrashfinalcomp.pdf</text:span></text:p>
      <text:p text:style-name="P2"><text:span text:style-name="T1">FSPresentation2-1.pdf</text:span></text:p>
      <text:p text:style-name="P2"><text:span text:style-name="T1"/></text:p>
      <text:p text:style-name="P4"><text:span text:style-name="T1">Verification 2.1</text:span></text:p>
      <text:p text:style-name="P4"><text:span text:style-name="T3">braden@BradensVAIO: ~/$</text:span><text:span text:style-name="T1"> </text:span><text:span text:style-name="T3">find . -name \*.pdf</text:span></text:p>
      <text:p text:style-name="P6"><text:span text:style-name="T1">./Spring/Academic Discourse II/technotrashfinalcomp.pdf</text:span></text:p>
      <text:p text:style-name="P6"><text:span text:style-name="T1">./Spring/Academic Discourse II/FSPresentation2-1.pdf</text:span></text:p>
      <text:p text:style-name="P4"><text:span text:style-name="T1"/></text:p>
      <text:p text:style-name="P4"><text:span text:style-name="T1"/></text:p>
      <text:p text:style-name="P4"><text:span text:style-name="T1">Test 2.2:</text:span></text:p>
      <text:p text:style-name="P2"><text:span text:style-name="T1">braden@BradensVAIO: ~/$ java FileFinder ~/College/Freshman/ %.pptx</text:span></text:p>
      <text:p text:style-name="P2"><text:span text:style-name="T1">Number of Results: 0</text:span></text:p>
      <text:p text:style-name="P2"><text:span text:style-name="T1"/></text:p>
      <text:p text:style-name="P4"><text:span text:style-name="T1">Verification 2.2</text:span></text:p>
      <text:p text:style-name="P4"><text:span text:style-name="T3">braden@BradensVAIO: ~/$ find . -name \*.pptx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Test 3.1:</text:span></text:p>
      <text:p text:style-name="P2"><text:span text:style-name="T1">braden@BradensVAIO: ~/$ java FileFinder ~/College/Sophmore/ %.jpg</text:span></text:p>
      <text:p text:style-name="P2"><text:span text:style-name="T1">Number of Results: 11</text:span></text:p>
      <text:p text:style-name="P2"><text:span text:style-name="T1"></text:span></text:p>
      <text:p text:style-name="P2"><text:span text:style-name="T1">6448769787_d58579238b_b.jpg</text:span></text:p>
      <text:p text:style-name="P2"><text:span text:style-name="T1">6420649787_9b7dcfa562_b.jpg</text:span></text:p>
      <text:p text:style-name="P2"><text:span text:style-name="T1">300928932_3bf6d408df_b.jpg</text:span></text:p>
      <text:p text:style-name="P2"><text:span text:style-name="T1">mega.jpg</text:span></text:p>
      <text:p text:style-name="P2"><text:span text:style-name="T1">6404330925_4e3e4de262_b.jpg</text:span></text:p>
      <text:p text:style-name="P2"><text:span text:style-name="T1">6448813491_678d27e5c2_b.jpg</text:span></text:p>
      <text:p text:style-name="P2"><text:span text:style-name="T1">6432172117_052bc05f68_b.jpg</text:span></text:p>
      <text:p text:style-name="P2"><text:span text:style-name="T1">69369394_b0a2da74a7_o.jpg</text:span></text:p>
      <text:p text:style-name="P2"><text:span text:style-name="T1">6440624437_37035ded59_b.jpg</text:span></text:p>
      <text:p text:style-name="P2"><text:span text:style-name="T1">298775173_d28679778e_b.jpg</text:span></text:p>
      <text:p text:style-name="P2"><text:span text:style-name="T1">6448744509_b951137ab4_o.jpg</text:span></text:p>
      <text:p text:style-name="P2"><text:span text:style-name="T1"/></text:p>
      <text:p text:style-name="P4"><text:span text:style-name="T1">Verification 3.1</text:span></text:p>
      <text:p text:style-name="P4"><text:span text:style-name="T3">braden@BradensVAIO: ~/$</text:span><text:span text:style-name="T1"> </text:span><text:span text:style-name="T3">find . -name \*.jpg</text:span></text:p>
      <text:p text:style-name="P6"><text:span text:style-name="T1">./Fall/Photography/PhotosForWriteups/6448769787_d58579238b_b.jpg</text:span></text:p>
      <text:p text:style-name="P6"><text:span text:style-name="T1">./Fall/Photography/PhotosForWriteups/6420649787_9b7dcfa562_b.jpg</text:span></text:p>
      <text:p text:style-name="P6"><text:span text:style-name="T1">./Fall/Photography/PhotosForWriteups/300928932_3bf6d408df_b.jpg</text:span></text:p>
      <text:p text:style-name="P6"><text:span text:style-name="T1">./Fall/Photography/PhotosForWriteups/mega.jpg</text:span></text:p>
      <text:p text:style-name="P6"><text:span text:style-name="T1">./Fall/Photography/PhotosForWriteups/6404330925_4e3e4de262_b.jpg</text:span></text:p>
      <text:p text:style-name="P6"><text:span text:style-name="T1">./Fall/Photography/PhotosForWriteups/6448813491_678d27e5c2_b.jpg</text:span></text:p>
      <text:p text:style-name="P6"><text:span text:style-name="T1">./Fall/Photography/PhotosForWriteups/6432172117_052bc05f68_b.jpg</text:span></text:p>
      <text:p text:style-name="P6"><text:span text:style-name="T1">./Fall/Photography/PhotosForWriteups/69369394_b0a2da74a7_o.jpg</text:span></text:p>
      <text:p text:style-name="P6"><text:span text:style-name="T1">./Fall/Photography/PhotosForWriteups/6440624437_37035ded59_b.jpg</text:span></text:p>
      <text:p text:style-name="P6"><text:span text:style-name="T1">./Fall/Photography/PhotosForWriteups/298775173_d28679778e_b.jpg</text:span></text:p>
      <text:p text:style-name="P6"><text:span text:style-name="T1">./Fall/Photography/PhotosForWriteups/6448744509_b951137ab4_o.jpg</text:span></text:p>
      <text:p text:style-name="P4"><text:span text:style-name="T1"/></text:p>
      <text:p text:style-name="P4"><text:span text:style-name="T1"/></text:p>
      <text:p text:style-name="P4"><text:span text:style-name="T1">Test 3.2:</text:span></text:p>
      <text:p text:style-name="P3"><text:span text:style-name="T1">braden@BradensVAIO: ~/$ </text:span><text:span text:style-name="T5">java FileFinder ~/College/Sophmore/ %.odt</text:span></text:p>
      <text:p text:style-name="P3"><text:span text:style-name="T5">Number of Results: 1</text:span></text:p>
      <text:p text:style-name="P3"><text:span text:style-name="T5"></text:span></text:p>
      <text:p text:style-name="P3"><text:span text:style-name="T5">Final Paper.odt</text:span></text:p>
      <text:p text:style-name="P2"><text:span text:style-name="T1"/></text:p>
      <text:p text:style-name="P4"><text:span text:style-name="T1">Verification 3.2</text:span></text:p>
      <text:p text:style-name="P5"><text:span text:style-name="T3">braden@BradensVAIO: ~/$ </text:span><text:span text:style-name="T4">find . -name \*.odt</text:span></text:p>
      <text:p text:style-name="P7"><text:span text:style-name="T5">./Spring/FS 201 Econ/Final Paper.odt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Test 4.1:</text:span></text:p>
      <text:p text:style-name="P3"><text:span text:style-name="T1">braden@BradensVAIO: ~/$ </text:span><text:span text:style-name="T5">java FileFinder ~/College/Junior/ %.pdf</text:span></text:p>
      <text:p text:style-name="P3"><text:span text:style-name="T5">Number of Results: 4</text:span></text:p>
      <text:p text:style-name="P3"><text:span text:style-name="T5"></text:span></text:p>
      <text:p text:style-name="P3"><text:span text:style-name="T5">problemset2.pdf</text:span></text:p>
      <text:p text:style-name="P3"><text:span text:style-name="T5">problemset1.pdf</text:span></text:p>
      <text:p text:style-name="P3"><text:span text:style-name="T5">The Tools of Mathematics - MATH205.pdf</text:span></text:p>
      <text:p text:style-name="P3"><text:span text:style-name="T5">Statistics for Management and Economics 9th – Keller.pdf</text:span></text:p>
      <text:p text:style-name="P2"><text:span text:style-name="T1"/></text:p>
      <text:p text:style-name="P4"><text:span text:style-name="T1">Verification 4.1</text:span></text:p>
      <text:p text:style-name="P5"><text:span text:style-name="T3">braden@BradensVAIO: ~/$</text:span><text:span text:style-name="T1"> </text:span><text:span text:style-name="T4">find . -name \*.pdf</text:span></text:p>
      <text:p text:style-name="P7"><text:span text:style-name="T5">./Spring/MATH205/Weekly Problem Sets/problemset2.pdf</text:span></text:p>
      <text:p text:style-name="P7"><text:span text:style-name="T5">./Spring/MATH205/Weekly Problem Sets/problemset1.pdf</text:span></text:p>
      <text:p text:style-name="P7"><text:span text:style-name="T5">./Spring/MATH205/The Tools of Mathematics - MATH205.pdf</text:span></text:p>
      <text:p text:style-name="P7"><text:span text:style-name="T5">./Spring/ECON202/Statistics for Management and Economics 9th - Keller.pdf</text:span></text:p>
      <text:p text:style-name="P4"><text:span text:style-name="T1"/></text:p>
      <text:p text:style-name="P4"><text:span text:style-name="T1"/></text:p>
      <text:p text:style-name="P4"><text:span text:style-name="T1">Test 4.2:</text:span></text:p>
      <text:p text:style-name="P3"><text:span text:style-name="T1">braden@BradensVAIO: ~/$ </text:span><text:span text:style-name="T5">java FileFinder ~/College/Junior/ %.txt</text:span></text:p>
      <text:p text:style-name="P3"><text:span text:style-name="T5">Number of Results: 2</text:span></text:p>
      <text:p text:style-name="P3"><text:span text:style-name="T5"></text:span></text:p>
      <text:p text:style-name="P3"><text:span text:style-name="T5">temp.txt</text:span></text:p>
      <text:p text:style-name="P3"><text:span text:style-name="T5">temp.txt</text:span></text:p>
      <text:p text:style-name="P2"><text:span text:style-name="T1"/></text:p>
      <text:p text:style-name="P4"><text:span text:style-name="T1">Verification 4.2</text:span></text:p>
      <text:p text:style-name="P5"><text:span text:style-name="T3">braden@BradensVAIO: ~/$</text:span><text:span text:style-name="T1"> </text:span><text:span text:style-name="T4">find . -name \*.txt</text:span></text:p>
      <text:p text:style-name="P7"><text:span text:style-name="T5">./Spring/temp.txt</text:span></text:p>
      <text:p text:style-name="P7"><text:span text:style-name="T5">./Fall/MUSIC105/temp.txt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4"><text:span text:style-name="T1"/></text:p>
      <text:p text:style-name="P4"><text:soft-page-break/><text:span text:style-name="T1">Test 5.1:</text:span></text:p>
      <text:p text:style-name="P3"><text:span text:style-name="T1">braden@BradensVAIO: ~/$ </text:span><text:span text:style-name="T5">java FileFinder ~/workspace/ %.txt</text:span></text:p>
      <text:p text:style-name="P3"><text:span text:style-name="T5">Number of Results: 2</text:span></text:p>
      <text:p text:style-name="P3"><text:span text:style-name="T5"></text:span></text:p>
      <text:p text:style-name="P3"><text:span text:style-name="T5">javaLikeNames.txt</text:span></text:p>
      <text:p text:style-name="P3"><text:span text:style-name="T5">savedIndexNames.txt</text:span></text:p>
      <text:p text:style-name="P2"><text:span text:style-name="T1"/></text:p>
      <text:p text:style-name="P4"><text:span text:style-name="T1">Verification 5.1</text:span></text:p>
      <text:p text:style-name="P5"><text:span text:style-name="T3">braden@BradensVAIO: ~/$</text:span><text:span text:style-name="T1"> </text:span><text:span text:style-name="T4">find . -name \*.txt</text:span></text:p>
      <text:p text:style-name="P7"><text:span text:style-name="T5">./.metadata/.plugins/org.eclipse.jdt.core/javaLikeNames.txt</text:span></text:p>
      <text:p text:style-name="P7"><text:span text:style-name="T5">./.metadata/.plugins/org.eclipse.jdt.core/savedIndexNames.txt</text:span></text:p>
      <text:p text:style-name="P4"><text:span text:style-name="T1"/></text:p>
      <text:p text:style-name="P4"><text:span text:style-name="T1"/></text:p>
      <text:p text:style-name="P4"><text:span text:style-name="T1">Test 5.2:</text:span></text:p>
      <text:p text:style-name="P3"><text:span text:style-name="T1">braden@BradensVAIO: ~/$ </text:span><text:span text:style-name="T5">java FileFinder ~/workspace/ %.jar</text:span></text:p>
      <text:p text:style-name="P3"><text:span text:style-name="T5">Number of Results: 2</text:span></text:p>
      <text:p text:style-name="P3"><text:span text:style-name="T5"></text:span></text:p>
      <text:p text:style-name="P3"><text:span text:style-name="T5">gentlyWEB-utils-1.1.jar</text:span></text:p>
      <text:p text:style-name="P3"><text:span text:style-name="T5">JoSQL-2.2.jar</text:span></text:p>
      <text:p text:style-name="P2"><text:span text:style-name="T1"/></text:p>
      <text:p text:style-name="P4"><text:span text:style-name="T1">Verification 5.2</text:span></text:p>
      <text:p text:style-name="P5"><text:span text:style-name="T3">braden@BradensVAIO: ~/$</text:span><text:span text:style-name="T1"> </text:span><text:span text:style-name="T4">find . -name \*.jar</text:span></text:p>
      <text:p text:style-name="P7"><text:span text:style-name="T5">./cs380Lab3/gentlyWEB-utils-1.1.jar</text:span></text:p>
      <text:p text:style-name="P7"><text:span text:style-name="T5">./cs380Lab3/JoSQL-2.2.j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2pt" fo:font-weight="bold" officeooo:paragraph-rsid="001485be" style:font-size-asian="12pt" style:font-weight-asian="bold" style:font-size-complex="12pt" style:font-weight-complex="bold"/>
    </style:style>
    <style:style style:name="MT1" style:family="text">
      <style:text-properties officeooo:rsid="001485b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ileFinder Output<text:tab/><text:tab/></text:span><text:span text:style-name="MT1"><text:date style:data-style-name="N37" text:date-value="2013-02-12T01:53:43" text:fixed="true">02/12/13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3-02-12T01:37:59</meta:creation-date>
    <meta:printed-by>Braden </meta:printed-by>
    <meta:print-date>2013-02-12T01:48:17</meta:print-date>
    <dc:date>2013-02-12T02:17:49</dc:date>
    <dc:creator>Braden </dc:creator>
    <meta:editing-duration>PT9M28S</meta:editing-duration>
    <meta:editing-cycles>1</meta:editing-cycles>
    <meta:document-statistic meta:table-count="0" meta:image-count="0" meta:object-count="0" meta:page-count="5" meta:paragraph-count="132" meta:word-count="339" meta:character-count="4423" meta:non-whitespace-character-count="4100"/>
    <meta:generator>LibreOffice/3.6$Linux_X86_64 LibreOffice_project/360m1$Build-2</meta:generator>
  </office:meta>
</office:document-meta>
</file>